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A90000032BD24CE62BFD80D6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solid" draw:fill-color="#fff200" draw:opacity="30%" draw:textarea-horizontal-align="justify" draw:textarea-vertical-align="middle" draw:auto-grow-height="false" fo:min-height="0.75cm" fo:min-width="21.9cm" draw:shadow-opacity="30%"/>
    </style:style>
    <style:style style:name="gr3" style:family="graphic" style:parent-style-name="standard">
      <style:graphic-properties draw:stroke="none" svg:stroke-color="#3465a4" draw:fill="solid" draw:fill-color="#fff200" draw:opacity="30%" draw:textarea-horizontal-align="justify" draw:textarea-vertical-align="middle" draw:auto-grow-height="false" fo:min-height="1.65cm" fo:min-width="21.9cm" draw:shadow-opacity="30%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200" draw:opacity="30%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167cm" svg:height="15.749cm" svg:x="2.453cm" svg:y="0.013cm">
          <draw:image xlink:href="Pictures/10000201000004A90000032BD24CE62BFD80D64B.png" xlink:type="simple" xlink:show="embed" xlink:actuate="onLoad">
            <text:p/>
          </draw:image>
        </draw:frame>
        <draw:custom-shape draw:style-name="gr2" draw:text-style-name="P2" draw:layer="layout" svg:width="22.4cm" svg:height="1cm" svg:x="2.6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4cm" svg:height="1cm" svg:x="2.6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4cm" svg:height="1cm" svg:x="2.6cm" svg:y="2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4cm" svg:height="1cm" svg:x="2.6cm" svg:y="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2.4cm" svg:height="1.9cm" svg:x="2.6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4cm" svg:height="1cm" svg:x="2.6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9T21:48:45.598964408</meta:creation-date>
    <dc:date>2020-11-19T21:50:16.634105757</dc:date>
    <meta:editing-duration>PT1M31S</meta:editing-duration>
    <meta:editing-cycles>1</meta:editing-cycles>
    <meta:document-statistic meta:object-count="30"/>
    <meta:generator>LibreOffice/6.0.7.3$Linux_X86_64 LibreOffice_project/00m0$Build-3</meta:generator>
  </office:meta>
</office:document-meta>
</file>